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f5ec" officeooo:paragraph-rsid="000ef5ec"/>
    </style:style>
    <style:style style:name="P2" style:family="paragraph" style:parent-style-name="Standard">
      <style:text-properties officeooo:rsid="000f53f5" officeooo:paragraph-rsid="000f53f5"/>
    </style:style>
    <style:style style:name="P3" style:family="paragraph" style:parent-style-name="Standard">
      <style:text-properties officeooo:rsid="00104919" officeooo:paragraph-rsid="00104919"/>
    </style:style>
    <style:style style:name="P4" style:family="paragraph" style:parent-style-name="Standard">
      <style:text-properties officeooo:rsid="0011bb75" officeooo:paragraph-rsid="0011bb75"/>
    </style:style>
    <style:style style:name="T1" style:family="text">
      <style:text-properties officeooo:rsid="0011bb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ww.tutorialrepublic.com/codelab.php?topic=faq&amp;file=jquery-append-and-remove-table-row-dynamically" text:style-name="Internet_20_link" text:visited-style-name="Visited_20_Internet_20_Link">https://www.tutorialrepublic.com/codelab.php?topic=faq&amp;file=jquery-append-and-remove-table-row-dynamically</text:a></text:p>
      <text:p text:style-name="P1"/>
      <text:p text:style-name="P1"/>
      <text:p text:style-name="P1"><text:a xlink:type="simple" xlink:href="https://bootsnipp.com/snippets/gv6Pe" text:style-name="Internet_20_link" text:visited-style-name="Visited_20_Internet_20_Link">https://bootsnipp.com/snippets/gv6Pe</text:a></text:p>
      <text:p text:style-name="P1"/>
      <text:p text:style-name="P1"><text:a xlink:type="simple" xlink:href="https://datatables.net/examples/api/add_row.html" text:style-name="Internet_20_link" text:visited-style-name="Visited_20_Internet_20_Link">https://datatables.net/examples/api/add_row.html</text:a></text:p>
      <text:p text:style-name="P1"/>
      <text:p text:style-name="P1"><text:a xlink:type="simple" xlink:href="https://bootsnipp.com/snippets/402bQ" text:style-name="Internet_20_link" text:visited-style-name="Visited_20_Internet_20_Link">https://bootsnipp.com/snippets/402bQ</text:a></text:p>
      <text:p text:style-name="P1"/>
      <text:p text:style-name="P1"/>
      <text:p text:style-name="P2"><text:a xlink:type="simple" xlink:href="https://www.sanwebe.com/2013/03/addremove-input-fields-dynamically-with-jquery" text:style-name="Internet_20_link" text:visited-style-name="Visited_20_Internet_20_Link">https://www.sanwebe.com/2013/03/addremove-input-fields-dynamically-with-jquery</text:a></text:p>
      <text:p text:style-name="P2"/>
      <text:p text:style-name="P2"/>
      <text:p text:style-name="P1"/>
      <text:p text:style-name="P3">forms.py</text:p>
      <text:p text:style-name="P3">from django import forms</text:p>
      <text:p text:style-name="P3">from amc.choices import *</text:p>
      <text:p text:style-name="P3">from .models import AmcReport, Project, Milestone, Customer, Service</text:p>
      <text:p text:style-name="P3">from django.forms import widgets</text:p>
      <text:p text:style-name="P3">import datetime</text:p>
      <text:p text:style-name="P3"/>
      <text:p text:style-name="P3">DATE_INPUT_FORMAT = '%m-%d-%Y'</text:p>
      <text:p text:style-name="P3">DATE_FIELD_ATTR = {'class': 'vDateField'}</text:p>
      <text:p text:style-name="P3"/>
      <text:p text:style-name="P3">class DateInput(forms.DateInput):</text:p>
      <text:p text:style-name="P3"/>
      <text:p text:style-name="P3"><text:s text:c="4"/>input_type = 'date'</text:p>
      <text:p text:style-name="P3"/>
      <text:p text:style-name="P3">class NumberInput(forms.NumberInput):</text:p>
      <text:p text:style-name="P3"/>
      <text:p text:style-name="P3"><text:s text:c="4"/>input_type = 'number'</text:p>
      <text:p text:style-name="P3"/>
      <text:p text:style-name="P3">class ReportAmcForm(forms.ModelForm):</text:p>
      <text:p text:style-name="P3"/>
      <text:p text:style-name="P3"><text:s text:c="4"/>def __init__(self, *args, **kwargs):</text:p>
      <text:p text:style-name="P3"><text:s text:c="8"/>super(self.__class__, self).__init__(*args, **kwargs)</text:p>
      <text:p text:style-name="P3"><text:s text:c="8"/>self.fields['customer_name'].queryset = Customer.objects.all()</text:p>
      <text:p text:style-name="P3"><text:s text:c="8"/>self.fields['project_name'].queryset = Project.objects.all()</text:p>
      <text:p text:style-name="P3"><text:s text:c="8"/>self.fields['milestone_name'].queryset = Milestone.objects.all()</text:p>
      <text:p text:style-name="P3"><text:s text:c="8"/>if 'instance' in kwargs:</text:p>
      <text:p text:style-name="P3"><text:s text:c="12"/>if kwargs['instance']:</text:p>
      <text:p text:style-name="P3"><text:s text:c="16"/>self.fields['customer_name'].disabled = True</text:p>
      <text:p text:style-name="P3"><text:s text:c="16"/>self.fields['project_name'].disabled = True</text:p>
      <text:p text:style-name="P3"><text:s text:c="16"/>self.fields['milestone_name'].disabled = True</text:p>
      <text:p text:style-name="P3"><text:s text:c="16"/>self.fields['Due_date'].disabled = True</text:p>
      <text:p text:style-name="P3"><text:s text:c="16"/>self.fields['AMC_end_date'].disabled = True</text:p>
      <text:p text:style-name="P3"><text:s text:c="16"/>self.fields['notification'].disabled = True</text:p>
      <text:p text:style-name="P3"/>
      <text:p text:style-name="P3"><text:s text:c="4"/>def save(self,commit=True):</text:p>
      <text:p text:style-name="P3"><text:s text:c="8"/>return super(ReportAmcForm, self).save(commit=commit)</text:p>
      <text:p text:style-name="P3"/>
      <text:p text:style-name="P3"><text:soft-page-break/><text:s text:c="4"/>class Meta:</text:p>
      <text:p text:style-name="P3"><text:s text:c="8"/>model = AmcReport</text:p>
      <text:p text:style-name="P3"><text:s text:c="8"/>exclude = ('created_on', 'created_by', 'updated_on', 'updated_by',)</text:p>
      <text:p text:style-name="P3"><text:s text:c="8"/>widgets = {</text:p>
      <text:p text:style-name="P3"><text:s text:c="12"/>'AMC_end_date': DateInput(),</text:p>
      <text:p text:style-name="P3"><text:s text:c="12"/>'Due_date': DateInput(),</text:p>
      <text:p text:style-name="P3"><text:s text:c="12"/>'notification':NumberInput()</text:p>
      <text:p text:style-name="P3"><text:s text:c="8"/>}</text:p>
      <text:p text:style-name="P3"/>
      <text:p text:style-name="P3">class ReportServiceForm(forms.Form):</text:p>
      <text:p text:style-name="P3"/>
      <text:p text:style-name="P3"><text:s text:c="4"/>repeat = forms.BooleanField(required=False)</text:p>
      <text:p text:style-name="P3"><text:s text:c="4"/>frequency = forms.ModelChoiceField(queryset=Service.objects.all(), required=False)</text:p>
      <text:p text:style-name="P3"/>
      <text:p text:style-name="P3"/>
      <text:p text:style-name="P3"><text:span text:style-name="T1">form_</text:span>html</text:p>
      <text:p text:style-name="P3"/>
      <text:p text:style-name="P3"/>
      <text:p text:style-name="P3"/>
      <text:p text:style-name="P3"><text:s/></text:p>
      <text:p text:style-name="P3">{% extends "base.html" %}</text:p>
      <text:p text:style-name="P3">{% block stylesheet %}</text:p>
      <text:p text:style-name="P3"><text:s text:c="4"/>&lt;link rel="stylesheet" type="text/css" href="/static/css/base.css" title="standard-css1" /&gt;</text:p>
      <text:p text:style-name="P3"><text:s text:c="4"/>&lt;link href="/static/css/forms.css" rel="stylesheet" type="text/css" /&gt;</text:p>
      <text:p text:style-name="P3"><text:s text:c="4"/>&lt;link href="/static/css/amc_form.css" rel="stylesheet" type="text/css" /&gt;</text:p>
      <text:p text:style-name="P3"/>
      <text:p text:style-name="P3"><text:s text:c="4"/>&lt;!-- &lt;link href="/static/css/bootstrap.min.css" rel="stylesheet" type="text/css" /&gt; --&gt;</text:p>
      <text:p text:style-name="P3">{% endblock %}</text:p>
      <text:p text:style-name="P3"/>
      <text:p text:style-name="P3">{% block script %}</text:p>
      <text:p text:style-name="P3"><text:s text:c="4"/>&lt;script type="application/javascript" src="/static/js/84.js"&gt;&lt;/script&gt;</text:p>
      <text:p text:style-name="P3"><text:s text:c="4"/>&lt;script type="application/javascript" src="/jsi18n/"&gt;&lt;/script&gt;</text:p>
      <text:p text:style-name="P3"><text:s text:c="4"/>&lt;script type="application/javascript" language="JavaScript" src="/static/js/calendar.js"&gt;&lt;/script&gt;</text:p>
      <text:p text:style-name="P3"/>
      <text:p text:style-name="P3"><text:s text:c="4"/>&lt;script type="application/javascript" language="JavaScript" src="/static/js/core.js"&gt;&lt;/script&gt;</text:p>
      <text:p text:style-name="P3"><text:s text:c="4"/>&lt;script type="application/javascript" language="JavaScript" src="/static/js/admin/DateTimeShortcuts.js"&gt;&lt;/script&gt;</text:p>
      <text:p text:style-name="P3"/>
      <text:p text:style-name="P3"><text:s text:c="4"/>&lt;script type="application/javascript" language="JavaScript" src="/static/js/Validation.js"&gt;&lt;/script&gt;</text:p>
      <text:p text:style-name="P3"><text:s text:c="4"/>&lt;script type="application/javascript" src="/static/js/jquery-1.3.2.min.js"&gt;&lt;/script&gt;</text:p>
      <text:p text:style-name="P3"><text:s text:c="4"/>&lt;script type="application/javascript" src="/static/js/jquery.tools.min.js"&gt;&lt;/script&gt;</text:p>
      <text:p text:style-name="P3"><text:s text:c="4"/>&lt;script type="text/javascript"&gt;</text:p>
      <text:p text:style-name="P3"><text:s text:c="4"/>&lt;/script&gt;</text:p>
      <text:p text:style-name="P3"><text:s text:c="4"/>&lt;style type="text/css"&gt;</text:p>
      <text:p text:style-name="P3"><text:s text:c="8"/></text:p>
      <text:p text:style-name="P3"><text:s text:c="8"/>form { padding: 10px; }</text:p>
      <text:p text:style-name="P3"><text:s text:c="8"/>.header{position: absolute; text-align: left; left: 155px;}</text:p>
      <text:p text:style-name="P3"><text:s text:c="8"/>.element { width: 100%; min-height: 30px; }</text:p>
      <text:p text:style-name="P3"><text:s text:c="8"/>.field { width: 59%; float:left; min-height: 35px; right: 200px;}</text:p>
      <text:p text:style-name="P3"><text:s text:c="8"/>.label { width: 41%; float: left; min-height: 35px;}</text:p>
      <text:p text:style-name="P3"><text:s text:c="8"/>input[type=text]{ width:160px;}</text:p>
      <text:p text:style-name="P3"><text:soft-page-break/><text:s text:c="8"/>input[type=date]{ width:160px;}</text:p>
      <text:p text:style-name="P3"><text:s text:c="8"/>input[type=number]{ width:160px;}</text:p>
      <text:p text:style-name="P3"><text:s text:c="8"/>select { width: 170px; }</text:p>
      <text:p text:style-name="P3"><text:s text:c="8"/>#report_form{position: absolute; top: 150px;}</text:p>
      <text:p text:style-name="P3"><text:s text:c="8"/>.class_Repeat {position: absolute; text-align: right; left: 330px; top: 120px; width: 70px;}</text:p>
      <text:p text:style-name="P3"><text:s text:c="8"/>.class_Frequency{position: absolute; text-align: left; left: 430px; top: 120px; width: 180px;}</text:p>
      <text:p text:style-name="P3"><text:s text:c="8"/>#id_frequency{width: 50px;}</text:p>
      <text:p text:style-name="P3"/>
      <text:p text:style-name="P3"><text:s text:c="4"/>&lt;/style&gt;</text:p>
      <text:p text:style-name="P3"/>
      <text:p text:style-name="P3">{% endblock %}</text:p>
      <text:p text:style-name="P3">{% block programcontent %} {% endblock %}</text:p>
      <text:p text:style-name="P3">{% block programmenu %}{% endblock %}</text:p>
      <text:p text:style-name="P3">{% block taskmenus %}{% endblock %}</text:p>
      <text:p text:style-name="P3">{% block contentdata %}</text:p>
      <text:p text:style-name="P3"><text:s text:c="4"/>&lt;div class="header"&gt;Report&lt;/div&gt;</text:p>
      <text:p text:style-name="P3"><text:s text:c="4"/></text:p>
      <text:p text:style-name="P3"><text:s text:c="4"/>&lt;form <text:s/>id="report_form" name="report_form" action="" method="POST"&gt;</text:p>
      <text:p text:style-name="P3"><text:s text:c="8"/>{% csrf_token %}</text:p>
      <text:p text:style-name="P3"><text:s text:c="8"/>{% for field in Amc_form %}</text:p>
      <text:p text:style-name="P3"><text:s text:c="12"/>&lt;div class="form_one_element"&gt;</text:p>
      <text:p text:style-name="P3"><text:s text:c="16"/>&lt;div class="label"&gt;{{field.label}}: &lt;/div&gt;&lt;div class="field"&gt;{{field}}&lt;/div&gt;</text:p>
      <text:p text:style-name="P3"><text:s text:c="12"/>&lt;/div&gt; <text:s text:c="2"/></text:p>
      <text:p text:style-name="P3"><text:s text:c="8"/>{% endfor %} </text:p>
      <text:p text:style-name="P3"><text:s text:c="8"/>{% for field in service_form %}</text:p>
      <text:p text:style-name="P3"><text:s text:c="12"/>&lt;div class="class_{{field.label}}"&gt;</text:p>
      <text:p text:style-name="P3"><text:s text:c="16"/>&lt;div class="label"&gt;{{field.label}}: &lt;/div&gt;&lt;div class="field"&gt;{{field}}&lt;/div&gt;</text:p>
      <text:p text:style-name="P3"><text:s text:c="12"/>&lt;/div&gt; <text:s text:c="2"/></text:p>
      <text:p text:style-name="P3"><text:s text:c="8"/>{% endfor %} </text:p>
      <text:p text:style-name="P3"><text:s text:c="8"/>&lt;button type="submit" style="position: absolute; left:145px; bottom: -20px"&gt;Submit&lt;/button&gt;</text:p>
      <text:p text:style-name="P3"><text:s text:c="12"/>{% endblock %}</text:p>
      <text:p text:style-name="P3"><text:s text:c="8"/>&lt;/form&gt;</text:p>
      <text:p text:style-name="P3"/>
      <text:p text:style-name="P3"/>
      <text:p text:style-name="P3"/>
      <text:p text:style-name="P4">models</text:p>
      <text:p text:style-name="P4"/>
      <text:p text:style-name="P4">from __future__ import unicode_literals</text:p>
      <text:p text:style-name="P4">from django.db import models</text:p>
      <text:p text:style-name="P4">from django.contrib.auth.models import User, Group</text:p>
      <text:p text:style-name="P4"/>
      <text:p text:style-name="P4"/>
      <text:p text:style-name="P4">import datetime</text:p>
      <text:p text:style-name="P4">now = datetime.datetime.now()</text:p>
      <text:p text:style-name="P4">today = now.strftime("%Y-%m-%d")</text:p>
      <text:p text:style-name="P4"/>
      <text:p text:style-name="P4"/>
      <text:p text:style-name="P4">class ReimbursementType(models.Model):</text:p>
      <text:p text:style-name="P4"><text:tab/>reimbursement_type = models.CharField(max_length=200)</text:p>
      <text:p text:style-name="P4"/>
      <text:p text:style-name="P4"/>
      <text:p text:style-name="P4">class Reimbursement(models.Model):</text:p>
      <text:p text:style-name="P4"><text:soft-page-break/><text:tab/></text:p>
      <text:p text:style-name="P4"><text:tab/>prepared_by = models.CharField(max_length=200)</text:p>
      <text:p text:style-name="P4"><text:tab/>designation = models.CharField(max_length=200)</text:p>
      <text:p text:style-name="P4"><text:tab/>from_date = models.DateField(null=True, blank=True)</text:p>
      <text:p text:style-name="P4"><text:tab/>to_date = models.DateField(null=True, blank=True)</text:p>
      <text:p text:style-name="P4"><text:tab/>type = models.ForeignKey(ReimbursementType, verbose_name=('Type'))</text:p>
      <text:p text:style-name="P4"/>
      <text:p text:style-name="P4"><text:tab/>amount = models.BooleanField(default =False)</text:p>
      <text:p text:style-name="P4"><text:tab/>reporting_senior_name = models.ForeignKey(User, blank=True, null=True)</text:p>
      <text:p text:style-name="P4"><text:tab/>is_approved = models.BooleanField(default =False)</text:p>
      <text:p text:style-name="P4"><text:tab/>is_rejected = models.BooleanField(default =False)</text:p>
      <text:p text:style-name="P4"><text:tab/>reason_for_reject = models.TextField(max_length=200, blank=True, null=True)</text:p>
      <text:p text:style-name="P4"><text:tab/>date_of_action = models.DateTimeField(null=True, blank=True)</text:p>
      <text:p text:style-name="P4"><text:tab/>commends = models.TextField(max_length=200)</text:p>
      <text:p text:style-name="P4"/>
      <text:p text:style-name="P4"><text:tab/>def __str__(self):</text:p>
      <text:p text:style-name="P4"><text:tab/><text:tab/>return str(self.prepared_by)</text:p>
      <text:p text:style-name="P4"/>
      <text:p text:style-name="P4"/>
      <text:p text:style-name="P4"><text:tab/>class Meta:</text:p>
      <text:p text:style-name="P4"><text:tab/><text:tab/>db_table = 'Reimbursement'</text:p>
      <text:p text:style-name="P4"><text:tab/><text:tab/>verbose_name_plural = 'reimbursements'</text:p>
      <text:p text:style-name="P4"/>
      <text:p text:style-name="P4"/>
      <text:p text:style-name="P4"/>
      <text:p text:style-name="P4"/>
      <text:p text:style-name="P4"/>
      <text:p text:style-name="P4">admin</text:p>
      <text:p text:style-name="P4"/>
      <text:p text:style-name="P4">from __future__ import unicode_literals</text:p>
      <text:p text:style-name="P4"/>
      <text:p text:style-name="P4">from django.contrib import admin</text:p>
      <text:p text:style-name="P4"/>
      <text:p text:style-name="P4">from models import ReimbursementType, Reimbursement</text:p>
      <text:p text:style-name="P4"/>
      <text:p text:style-name="P4"/>
      <text:p text:style-name="P4">admin.site.register(Reimbursement)</text:p>
      <text:p text:style-name="P4">admin.site.register(ReimbursementType)</text:p>
      <text:p text:style-name="P4"/>
      <text:p text:style-name="P4"/>
      <text:p text:style-name="P4">url</text:p>
      <text:p text:style-name="P4"/>
      <text:p text:style-name="P4">"""</text:p>
      <text:p text:style-name="P4"><text:s text:c="4"/>Url for reimbursement application</text:p>
      <text:p text:style-name="P4">"""</text:p>
      <text:p text:style-name="P4"/>
      <text:p text:style-name="P4">from django.conf.urls import include, url</text:p>
      <text:p text:style-name="P4">from project_management.reimbursement_approval.views import *</text:p>
      <text:p text:style-name="P4"/>
      <text:p text:style-name="P4"/>
      <text:p text:style-name="P4">urlpatterns = [</text:p>
      <text:p text:style-name="P4"><text:s text:c="4"/>url(r'^create/$', manage_reimbursement),</text:p>
      <text:p text:style-name="P4"><text:soft-page-break/><text:s text:c="4"/>url(r'^update/(?P&lt;id&gt;\d+)/$', manage_reimbursement),</text:p>
      <text:p text:style-name="P4"><text:s text:c="4"/>url(r'^list/$', reimbursement_list),</text:p>
      <text:p text:style-name="P4"><text:s text:c="4"/>url(r'^delete/$', delete_reimbursement),</text:p>
      <text:p text:style-name="P4">]</text:p>
      <text:p text:style-name="P4"/>
      <text:p text:style-name="P4"/>
      <text:p text:style-name="P4"/>
      <text:p text:style-name="P4"/>
      <text:p text:style-name="P4">views</text:p>
      <text:p text:style-name="P4"/>
      <text:p text:style-name="P4">from django.contrib import messages</text:p>
      <text:p text:style-name="P4">from django.contrib.auth.decorators import login_required</text:p>
      <text:p text:style-name="P4">from django.core.urlresolvers import reverse</text:p>
      <text:p text:style-name="P4">from django.utils.translation import ugettext_lazy as _</text:p>
      <text:p text:style-name="P4">from django.http import HttpResponseRedirect</text:p>
      <text:p text:style-name="P4">from django.shortcuts import render, get_object_or_404</text:p>
      <text:p text:style-name="P4">from django.db.models import Q</text:p>
      <text:p text:style-name="P4">from django.template import RequestContext</text:p>
      <text:p text:style-name="P4">from project_management.reimbursement_approval.models import Reimbursement</text:p>
      <text:p text:style-name="P4">from project_management.reimbursement_approval.forms import ReimbursementForm</text:p>
      <text:p text:style-name="P4">from django.views.generic import RedirectView</text:p>
      <text:p text:style-name="P4">from django.views.generic import ListView</text:p>
      <text:p text:style-name="P4"/>
      <text:p text:style-name="P4"/>
      <text:p text:style-name="P4">class SubListView(ListView):</text:p>
      <text:p text:style-name="P4"><text:s text:c="4"/>extra_context = {}</text:p>
      <text:p text:style-name="P4"/>
      <text:p text:style-name="P4"><text:s text:c="4"/>def get_context_data(self, **kwargs):</text:p>
      <text:p text:style-name="P4"><text:s text:c="8"/>context = super(SubListView, self).get_context_data(**kwargs)</text:p>
      <text:p text:style-name="P4"><text:s text:c="8"/>context.update(self.extra_context)</text:p>
      <text:p text:style-name="P4"><text:s text:c="8"/>return context</text:p>
      <text:p text:style-name="P4"/>
      <text:p text:style-name="P4">@login_required</text:p>
      <text:p text:style-name="P4">def reimbursement_list(request):</text:p>
      <text:p text:style-name="P4"><text:s text:c="4"/>query = Q()</text:p>
      <text:p text:style-name="P4"><text:s text:c="4"/>searchtext = request.GET.get('search', '')</text:p>
      <text:p text:style-name="P4"><text:s text:c="4"/>if searchtext:</text:p>
      <text:p text:style-name="P4"><text:s text:c="8"/>for term in searchtext.split():</text:p>
      <text:p text:style-name="P4"><text:s text:c="12"/>q = Q(name__icontains=term)</text:p>
      <text:p text:style-name="P4"><text:s text:c="8"/>query = query &amp; q</text:p>
      <text:p text:style-name="P4"><text:s text:c="4"/>reimbursement_set = Reimbursement.objects.filter(</text:p>
      <text:p text:style-name="P4"><text:s text:c="8"/>query)</text:p>
      <text:p text:style-name="P4"><text:s text:c="4"/>callable = SubListView.as_view(</text:p>
      <text:p text:style-name="P4"><text:s text:c="8"/>queryset=reimbursement_set,</text:p>
      <text:p text:style-name="P4"><text:s text:c="8"/>template_name="reimbursement_list1.html",</text:p>
      <text:p text:style-name="P4"><text:s text:c="8"/>context_object_name="reimbursement_list",</text:p>
      <text:p text:style-name="P4"><text:s text:c="8"/>paginate_by=20</text:p>
      <text:p text:style-name="P4"><text:s text:c="4"/>)</text:p>
      <text:p text:style-name="P4"><text:s text:c="4"/>return callable(request)</text:p>
      <text:p text:style-name="P4"/>
      <text:p text:style-name="P4">@login_required</text:p>
      <text:p text:style-name="P4">def manage_reimbursement(request, id=None, RedirectView=reimbursement_list):</text:p>
      <text:p text:style-name="P4"><text:soft-page-break/><text:s text:c="4"/>reimbursement = None</text:p>
      <text:p text:style-name="P4"><text:s text:c="4"/>if id:</text:p>
      <text:p text:style-name="P4"><text:s text:c="8"/>reimbursement = get_object_or_404(Reimbursement, pk=id)</text:p>
      <text:p text:style-name="P4"><text:s text:c="4"/># import pdb;pdb.set_trace()</text:p>
      <text:p text:style-name="P4"><text:s text:c="4"/>if request.method == 'POST':</text:p>
      <text:p text:style-name="P4"><text:s text:c="8"/>form = ReimbursementForm(request.POST, instance=reimbursement)</text:p>
      <text:p text:style-name="P4"><text:s text:c="8"/>if form.is_valid():</text:p>
      <text:p text:style-name="P4"><text:s text:c="12"/>form.save()</text:p>
      <text:p text:style-name="P4"><text:s text:c="12"/>messages.success(request, _('Reimbursement Report Saved Sucessfully'))</text:p>
      <text:p text:style-name="P4"><text:s text:c="12"/>return HttpResponseRedirect(reverse(RedirectView))</text:p>
      <text:p text:style-name="P4"><text:s text:c="4"/>else:</text:p>
      <text:p text:style-name="P4"><text:s text:c="8"/>form = ReimbursementForm(instance=reimbursement)</text:p>
      <text:p text:style-name="P4"><text:s text:c="4"/>return render(request, 'reimbursement_form1.html', {'form': form})</text:p>
      <text:p text:style-name="P4"/>
      <text:p text:style-name="P4">@login_required</text:p>
      <text:p text:style-name="P4">def delete_reimbursement(request):</text:p>
      <text:p text:style-name="P4"><text:s text:c="4"/>if request.method == 'POST':</text:p>
      <text:p text:style-name="P4"><text:s text:c="8"/>reimbursement_ids = request.POST.getlist('reimbursement_pk')</text:p>
      <text:p text:style-name="P4"><text:s text:c="8"/>Reimbursement.objects.filter(pk__in=reimbursement_ids).delete()</text:p>
      <text:p text:style-name="P4"><text:s text:c="8"/>messages.error(request, _('Reimbursement Report has been deleted'))</text:p>
      <text:p text:style-name="P4"><text:s text:c="4"/>return HttpResponseRedirect(reverse(reimbursement_list))</text:p>
      <text:p text:style-name="P4"/>
      <text:p text:style-name="P4"/>
      <text:p text:style-name="P4"/>
      <text:p text:style-name="P4"/>
      <text:p text:style-name="P4">list.html</text:p>
      <text:p text:style-name="P4"/>
      <text:p text:style-name="P4">{% extends "base.html" %}</text:p>
      <text:p text:style-name="P4">{% block stylesheet %}</text:p>
      <text:p text:style-name="P4"><text:s text:c="4"/>&lt;link rel="stylesheet" type="text/css" href="/static/css/base.css" title="standard-css1" /&gt;</text:p>
      <text:p text:style-name="P4"><text:s text:c="4"/>&lt;link href="/static/css/forms.css" rel="stylesheet" type="text/css" /&gt;</text:p>
      <text:p text:style-name="P4"><text:s text:c="4"/>&lt;link rel="stylesheet" href="/static/css/tablesorter-theme-blue.css" type="text/css" media="print, projection, screen" /&gt;</text:p>
      <text:p text:style-name="P4">{% endblock %}</text:p>
      <text:p text:style-name="P4">{% block script %}</text:p>
      <text:p text:style-name="P4"><text:s text:c="4"/>&lt;script type="application/javascript" language="JavaScript" src="/static/js/Validation.js"&gt;&lt;/script&gt;</text:p>
      <text:p text:style-name="P4"><text:s text:c="4"/>&lt;script type="application/javascript" src="/static/js/jquery-1.3.2.min.js"&gt;&lt;/script&gt;</text:p>
      <text:p text:style-name="P4"><text:s text:c="4"/>&lt;script type="application/javascript" src="/static/js/jquery.tablesorter.min.js"&gt;&lt;/script&gt;</text:p>
      <text:p text:style-name="P4">{% endblock %}</text:p>
      <text:p text:style-name="P4">{% block title %} Reimbursement {% endblock %}</text:p>
      <text:p text:style-name="P4">{% block taskmenus %}{% endblock %}</text:p>
      <text:p text:style-name="P4">{% block header-section %}</text:p>
      <text:p text:style-name="P4"><text:s text:c="3"/>{% include 'search_header.html' %}</text:p>
      <text:p text:style-name="P4">{% endblock %}</text:p>
      <text:p text:style-name="P4">{% block contentdata %}</text:p>
      <text:p text:style-name="P4">{% load user_tags %}</text:p>
      <text:p text:style-name="P4">&lt;style&gt;</text:p>
      <text:p text:style-name="P4"><text:s text:c="4"/>.list { width: 100%; <text:s/>}</text:p>
      <text:p text:style-name="P4"><text:s text:c="4"/>.list-header { width: 100%; padding-top: 10px; }</text:p>
      <text:p text:style-name="P4"><text:s text:c="4"/>.create-button { padding-top: 10px; padding-bottom: 10px; width: 17%; float: right; right: 0px; }</text:p>
      <text:p text:style-name="P4"><text:s text:c="4"/>.message { width: 100%; text-align: center; height: 20px; }</text:p>
      <text:p text:style-name="P4"><text:soft-page-break/><text:s text:c="4"/>.list-header-panel { width:100%; <text:s/>}</text:p>
      <text:p text:style-name="P4"><text:s text:c="4"/>.list-header, .list-column { min-width: 5%; max-width: 20%; padding-top: 10px; <text:s/>}</text:p>
      <text:p text:style-name="P4"><text:s text:c="4"/>.list-row { width:100%; }</text:p>
      <text:p text:style-name="P4"><text:s text:c="4"/>.footer { width: 100%; padding-top: 60px; }</text:p>
      <text:p text:style-name="P4"><text:s text:c="4"/>.footer-buttons {float: left; }</text:p>
      <text:p text:style-name="P4"><text:s text:c="4"/>.page-number{ float: right; }</text:p>
      <text:p text:style-name="P4">&lt;/style&gt;</text:p>
      <text:p text:style-name="P4">&lt;script&gt;</text:p>
      <text:p text:style-name="P4">$(document).ready(function(){</text:p>
      <text:p text:style-name="P4"><text:s text:c="4"/>$('#create-reimbursement').click(function(){ </text:p>
      <text:p text:style-name="P4"><text:s text:c="8"/>window.location.href = "/reimbursement/create/"</text:p>
      <text:p text:style-name="P4"><text:s text:c="4"/>});</text:p>
      <text:p text:style-name="P4"><text:s text:c="4"/>$('#delete').click(function(){</text:p>
      <text:p text:style-name="P4"><text:s text:c="8"/>if(confirm('Are you sure you want to delete selected?')){</text:p>
      <text:p text:style-name="P4"><text:s text:c="12"/>document.getElementById('reimbursementlist').action = "/reimbursement/delete/";</text:p>
      <text:p text:style-name="P4"><text:s text:c="8"/>}</text:p>
      <text:p text:style-name="P4"><text:s text:c="8"/>else{</text:p>
      <text:p text:style-name="P4"><text:s text:c="12"/>return false;</text:p>
      <text:p text:style-name="P4"><text:s text:c="8"/>}</text:p>
      <text:p text:style-name="P4"><text:s text:c="4"/>})</text:p>
      <text:p text:style-name="P4"><text:s text:c="4"/>$('table.tablesorter').tablesorter();</text:p>
      <text:p text:style-name="P4">});</text:p>
      <text:p text:style-name="P4">&lt;/script&gt;</text:p>
      <text:p text:style-name="P4">{% load pagination_tags %}</text:p>
      <text:p text:style-name="P4"><text:s text:c="4"/>&lt;form id="reimbursementlist" name="reimbursementlist" action="" method="POST" /&gt;</text:p>
      <text:p text:style-name="P4"><text:s text:c="8"/>{% csrf_token %}</text:p>
      <text:p text:style-name="P4"><text:s text:c="8"/>&lt;div class="list" &gt;</text:p>
      <text:p text:style-name="P4"><text:s text:c="12"/>&lt;div class="list-header"&gt;</text:p>
      <text:p text:style-name="P4"><text:s text:c="16"/>&lt;span class="header"&gt;Reimbursement List&lt;/span&gt;</text:p>
      <text:p text:style-name="P4"><text:s text:c="12"/>&lt;/div&gt;</text:p>
      <text:p text:style-name="P4"><text:s text:c="12"/>{% if messages %}</text:p>
      <text:p text:style-name="P4"><text:s text:c="16"/>{% for message in messages %}</text:p>
      <text:p text:style-name="P4"><text:s text:c="20"/>&lt;div class="message {{ message.tags }}"&gt;&lt;h4&gt;{{ message }}&lt;/h4&gt;&lt;/div&gt;</text:p>
      <text:p text:style-name="P4"><text:s text:c="16"/>{% endfor %}</text:p>
      <text:p text:style-name="P4"><text:s text:c="12"/>{% endif %}</text:p>
      <text:p text:style-name="P4"><text:s text:c="12"/>&lt;div class="program-blue-box"&gt;</text:p>
      <text:p text:style-name="P4"><text:s text:c="16"/>&lt;div class="create-button"&gt;</text:p>
      <text:p text:style-name="P4"><text:s text:c="16"/>{% if perms.reimbursement.add_reimbursement %}</text:p>
      <text:p text:style-name="P4"><text:s text:c="20"/>&lt;input type="button" id="create-reimbursement" name="create-reimbursement" class="b1" value="Create reimbursement" /&gt;</text:p>
      <text:p text:style-name="P4"><text:s text:c="16"/>{% endif %}</text:p>
      <text:p text:style-name="P4"><text:s text:c="16"/>&lt;/div&gt;</text:p>
      <text:p text:style-name="P4"><text:s text:c="12"/>&lt;/div&gt;</text:p>
      <text:p text:style-name="P4"><text:s text:c="12"/>&lt;table id="users" class="tablesorter"&gt;</text:p>
      <text:p text:style-name="P4"><text:s text:c="16"/>&lt;thead class="list-header-panel"&gt;</text:p>
      <text:p text:style-name="P4"><text:s text:c="20"/>&lt;tr&gt;</text:p>
      <text:p text:style-name="P4"><text:s text:c="24"/>&lt;th class="header link-line-bg con-white-bold"&gt;Select&lt;/th&gt;</text:p>
      <text:p text:style-name="P4"><text:s text:c="24"/>&lt;th class="header link-line-bg con-white-bold"&gt;S.No&lt;/th&gt;</text:p>
      <text:p text:style-name="P4"><text:s text:c="24"/>&lt;th class="header link-line-bg con-white-bold"&gt;Name&lt;/th&gt;</text:p>
      <text:p text:style-name="P4"><text:s text:c="24"/>&lt;th class="header link-line-bg con-white-bold"&gt;From Date&lt;/th&gt;</text:p>
      <text:p text:style-name="P4"><text:s text:c="24"/>&lt;th class="header link-line-bg con-white-bold"&gt;To Date&lt;/th&gt;</text:p>
      <text:p text:style-name="P4"><text:s text:c="24"/>&lt;th class="header link-line-bg con-white-bold"&gt;Type&lt;/th&gt;</text:p>
      <text:p text:style-name="P4"><text:soft-page-break/><text:s text:c="24"/>&lt;th class="header link-line-bg con-white-bold"&gt;Amount&lt;/th&gt;</text:p>
      <text:p text:style-name="P4"><text:s text:c="24"/>&lt;th class="header link-line-bg con-white-bold"&gt;Reporting Senior Name&lt;/th&gt;</text:p>
      <text:p text:style-name="P4"/>
      <text:p text:style-name="P4"><text:s text:c="20"/>&lt;/tr&gt;</text:p>
      <text:p text:style-name="P4"/>
      <text:p text:style-name="P4"><text:s text:c="16"/>&lt;/thead&gt;</text:p>
      <text:p text:style-name="P4"><text:s text:c="16"/>&lt;tfoot class="footer"&gt;</text:p>
      <text:p text:style-name="P4"><text:s text:c="20"/>&lt;tr&gt;</text:p>
      <text:p text:style-name="P4"><text:s text:c="24"/>&lt;td colspan="3"&gt;</text:p>
      <text:p text:style-name="P4"><text:s text:c="28"/>&lt;div class="footer-buttons"&gt;</text:p>
      <text:p text:style-name="P4"><text:s text:c="28"/>{% if perms.reimbursement.delete_reimbursement %}</text:p>
      <text:p text:style-name="P4"><text:s text:c="32"/>&lt;input type="submit" value="Delete" id="delete" name="delete" class="b1" /&gt;</text:p>
      <text:p text:style-name="P4"><text:s text:c="32"/>&lt;input type="button" value="Select All" id="select_all" name="select_all" class="b1" onclick="return doCheck('reimbursementlist');" <text:s/>/&gt;</text:p>
      <text:p text:style-name="P4"><text:s text:c="32"/>&lt;input type="button" value="Clear All" id="clear_all" name="clear_all" class="b1" onclick="return unCheck('reimbursementlist');" <text:s/>/&gt;</text:p>
      <text:p text:style-name="P4"><text:s text:c="28"/>{% endif %}</text:p>
      <text:p text:style-name="P4"><text:s text:c="28"/>&lt;/div&gt;</text:p>
      <text:p text:style-name="P4"><text:s text:c="24"/>&lt;/td&gt;</text:p>
      <text:p text:style-name="P4"><text:s text:c="24"/>&lt;td colspan="5"&gt;</text:p>
      <text:p text:style-name="P4"/>
      <text:p text:style-name="P4"><text:s text:c="24"/>&lt;/td&gt;</text:p>
      <text:p text:style-name="P4"><text:s text:c="20"/>&lt;/tr&gt;</text:p>
      <text:p text:style-name="P4"><text:s text:c="16"/>&lt;/tfoot&gt;</text:p>
      <text:p text:style-name="P4"><text:s text:c="16"/>&lt;tbody&gt; <text:s text:c="15"/><text:tab/><text:tab/> <text:s text:c="14"/><text:tab/><text:tab/></text:p>
      <text:p text:style-name="P4"><text:s text:c="21"/>{% for reimbursement in reimbursement_list %}</text:p>
      <text:p text:style-name="P4"><text:s text:c="24"/>&lt;tr class="list-row"&gt;</text:p>
      <text:p text:style-name="P4"><text:s text:c="28"/>&lt;td width="6%"&gt;</text:p>
      <text:p text:style-name="P4"><text:s text:c="32"/>&lt;input type="checkbox" id="reimbursement_pk" name="reimbursement_pk" value="{{reimbursement.pk}}" /&gt;</text:p>
      <text:p text:style-name="P4"><text:s text:c="32"/>&lt;a href="/reimbursement/update/{{reimbursement.pk}}"&gt;View&lt;/a&gt;</text:p>
      <text:p text:style-name="P4"><text:s text:c="28"/>&lt;/td&gt;</text:p>
      <text:p text:style-name="P4"><text:s text:c="28"/>&lt;td width="5%"&gt;</text:p>
      <text:p text:style-name="P4"><text:s text:c="32"/>{% if is_paginated %}</text:p>
      <text:p text:style-name="P4"><text:s text:c="36"/>{{ page_obj.start_index|add:forloop.counter0 }}</text:p>
      <text:p text:style-name="P4"><text:s text:c="32"/>{% else %}</text:p>
      <text:p text:style-name="P4"><text:s text:c="35"/>{{ forloop.counter }}</text:p>
      <text:p text:style-name="P4"><text:s text:c="32"/>{% endif %}</text:p>
      <text:p text:style-name="P4"><text:s text:c="28"/>&lt;/td&gt;</text:p>
      <text:p text:style-name="P4"><text:s text:c="28"/>&lt;td width="15%"&gt;{{ reimbursement.prepared_by }}&lt;/td&gt;</text:p>
      <text:p text:style-name="P4"><text:s text:c="28"/>&lt;td width="10%"&gt;{{ reimbursement.from_date }}&lt;/td&gt;</text:p>
      <text:p text:style-name="P4"><text:s text:c="28"/>&lt;td width="15%"&gt;{{ reimbursement.to_date }}&lt;/td&gt;</text:p>
      <text:p text:style-name="P4"><text:s text:c="28"/>&lt;td width="15%"&gt;{{ reimbursement.type }}&lt;/td&gt;</text:p>
      <text:p text:style-name="P4"><text:s text:c="28"/>&lt;td width="15%"&gt;{{ reimbursement.amount }}&lt;/td&gt;</text:p>
      <text:p text:style-name="P4"><text:s text:c="28"/>&lt;td width="15%"&gt;{{ reimbursement.reporting_senior_name }}&lt;/td&gt;</text:p>
      <text:p text:style-name="P4"/>
      <text:p text:style-name="P4"><text:s text:c="24"/>&lt;/tr&gt;</text:p>
      <text:p text:style-name="P4"><text:s text:c="20"/>{% endfor %}</text:p>
      <text:p text:style-name="P4"><text:s text:c="16"/>&lt;/tbody&gt;</text:p>
      <text:p text:style-name="P4"><text:s text:c="12"/>&lt;/table&gt;</text:p>
      <text:p text:style-name="P4"><text:s text:c="8"/>&lt;/div&gt;</text:p>
      <text:p text:style-name="P4"><text:s text:c="4"/>&lt;/form&gt;</text:p>
      <text:p text:style-name="P4"><text:soft-page-break/></text:p>
      <text:p text:style-name="P4">{% endblock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2:05:38.010509750</meta:creation-date>
    <dc:date>2018-04-09T19:17:05.649822412</dc:date>
    <meta:editing-duration>PT6H21M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9" meta:paragraph-count="327" meta:word-count="1057" meta:character-count="14680" meta:non-whitespace-character-count="11311"/>
  </office:meta>
</office:document-meta>
</file>